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1.1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</office:automatic-styles>
  <office:body>
    <office:spreadsheet>
      <table:tracked-changes/>
      <table:calculation-settings table:automatic-find-labels="false" table:use-regular-expressions="false" table:use-wildcards="true"/>
      <table:table table:name="Hermes Lite 2 AFT05MS003 Power Results (LPF bypassed)" table:style-name="ta1">
        <table:table-column table:style-name="co1" table:number-columns-repeated="6" table:default-cell-style-name="ce3"/>
        <table:table-column table:style-name="co2" table:default-cell-style-name="ce4"/>
        <table:table-row table:style-name="ro1">
          <table:table-cell office:value-type="string" calcext:value-type="string">
            <text:p>Band</text:p>
          </table:table-cell>
          <table:table-cell office:value-type="string" calcext:value-type="string">
            <text:p>I drain</text:p>
          </table:table-cell>
          <table:table-cell office:value-type="string" calcext:value-type="string">
            <text:p>E drain</text:p>
          </table:table-cell>
          <table:table-cell office:value-type="string" calcext:value-type="string">
            <text:p>P Input</text:p>
          </table:table-cell>
          <table:table-cell office:value-type="string" calcext:value-type="string">
            <text:p>dBm</text:p>
          </table:table-cell>
          <table:table-cell office:value-type="string" calcext:value-type="string">
            <text:p>P Output</text:p>
          </table:table-cell>
          <table:table-cell table:style-name="ce3" office:value-type="string" calcext:value-type="string">
            <text:p>Efficiency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56" calcext:value-type="float">
            <text:p>1.56</text:p>
          </table:table-cell>
          <table:table-cell office:value-type="float" office:value="7.935" calcext:value-type="float">
            <text:p>7.935</text:p>
          </table:table-cell>
          <table:table-cell table:formula="of:=SUM([.B2]*[.C2])" office:value-type="float" office:value="12.3786" calcext:value-type="float">
            <text:p>12.3786</text:p>
          </table:table-cell>
          <table:table-cell office:value-type="float" office:value="38.159" calcext:value-type="float">
            <text:p>38.159</text:p>
          </table:table-cell>
          <table:table-cell office:value-type="float" office:value="6.544" calcext:value-type="float">
            <text:p>6.544</text:p>
          </table:table-cell>
          <table:table-cell table:formula="of:=SUM([.F2]/[.D2])" office:value-type="percentage" office:value="0.528654290469035" calcext:value-type="percentage">
            <text:p>52.87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8" calcext:value-type="float">
            <text:p>1.48</text:p>
          </table:table-cell>
          <table:table-cell office:value-type="float" office:value="7.944" calcext:value-type="float">
            <text:p>7.944</text:p>
          </table:table-cell>
          <table:table-cell table:formula="of:=SUM([.B3]*[.C3])" office:value-type="float" office:value="11.75712" calcext:value-type="float">
            <text:p>11.75712</text:p>
          </table:table-cell>
          <table:table-cell office:value-type="float" office:value="38.45" calcext:value-type="float">
            <text:p>38.45</text:p>
          </table:table-cell>
          <table:table-cell office:value-type="float" office:value="6.544" calcext:value-type="float">
            <text:p>6.544</text:p>
          </table:table-cell>
          <table:table-cell table:formula="of:=SUM([.F3]/[.D3])" office:value-type="percentage" office:value="0.556598894967475" calcext:value-type="percentage">
            <text:p>55.66%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48" calcext:value-type="float">
            <text:p>1.48</text:p>
          </table:table-cell>
          <table:table-cell office:value-type="float" office:value="7.94" calcext:value-type="float">
            <text:p>7.94</text:p>
          </table:table-cell>
          <table:table-cell table:formula="of:=SUM([.B4]*[.C4])" office:value-type="float" office:value="11.7512" calcext:value-type="float">
            <text:p>11.7512</text:p>
          </table:table-cell>
          <table:table-cell office:value-type="float" office:value="38.271" calcext:value-type="float">
            <text:p>38.271</text:p>
          </table:table-cell>
          <table:table-cell office:value-type="float" office:value="6.715" calcext:value-type="float">
            <text:p>6.715</text:p>
          </table:table-cell>
          <table:table-cell table:formula="of:=SUM([.F4]/[.D4])" office:value-type="percentage" office:value="0.571431002791204" calcext:value-type="percentage">
            <text:p>57.14%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46" calcext:value-type="float">
            <text:p>1.46</text:p>
          </table:table-cell>
          <table:table-cell office:value-type="float" office:value="7.941" calcext:value-type="float">
            <text:p>7.941</text:p>
          </table:table-cell>
          <table:table-cell table:formula="of:=SUM([.B5]*[.C5])" office:value-type="float" office:value="11.59386" calcext:value-type="float">
            <text:p>11.59386</text:p>
          </table:table-cell>
          <table:table-cell office:value-type="float" office:value="38.166" calcext:value-type="float">
            <text:p>38.166</text:p>
          </table:table-cell>
          <table:table-cell office:value-type="float" office:value="6.555" calcext:value-type="float">
            <text:p>6.555</text:p>
          </table:table-cell>
          <table:table-cell table:formula="of:=SUM([.F5]/[.D5])" office:value-type="percentage" office:value="0.565385471275313" calcext:value-type="percentage">
            <text:p>56.54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51" calcext:value-type="float">
            <text:p>1.51</text:p>
          </table:table-cell>
          <table:table-cell office:value-type="float" office:value="7.941" calcext:value-type="float">
            <text:p>7.941</text:p>
          </table:table-cell>
          <table:table-cell table:formula="of:=SUM([.B6]*[.C6])" office:value-type="float" office:value="11.99091" calcext:value-type="float">
            <text:p>11.99091</text:p>
          </table:table-cell>
          <table:table-cell office:value-type="float" office:value="38.308" calcext:value-type="float">
            <text:p>38.308</text:p>
          </table:table-cell>
          <table:table-cell office:value-type="float" office:value="6.773" calcext:value-type="float">
            <text:p>6.773</text:p>
          </table:table-cell>
          <table:table-cell table:formula="of:=SUM([.F6]/[.D6])" office:value-type="percentage" office:value="0.564844536402992" calcext:value-type="percentage">
            <text:p>56.48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59" calcext:value-type="float">
            <text:p>1.59</text:p>
          </table:table-cell>
          <table:table-cell office:value-type="float" office:value="7.941" calcext:value-type="float">
            <text:p>7.941</text:p>
          </table:table-cell>
          <table:table-cell table:formula="of:=SUM([.B7]*[.C7])" office:value-type="float" office:value="12.62619" calcext:value-type="float">
            <text:p>12.62619</text:p>
          </table:table-cell>
          <table:table-cell office:value-type="float" office:value="38.572" calcext:value-type="float">
            <text:p>38.572</text:p>
          </table:table-cell>
          <table:table-cell office:value-type="float" office:value="7.197" calcext:value-type="float">
            <text:p>7.197</text:p>
          </table:table-cell>
          <table:table-cell table:formula="of:=SUM([.F7]/[.D7])" office:value-type="percentage" office:value="0.570005678672664" calcext:value-type="percentage">
            <text:p>57.00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51" calcext:value-type="float">
            <text:p>1.51</text:p>
          </table:table-cell>
          <table:table-cell office:value-type="float" office:value="7.941" calcext:value-type="float">
            <text:p>7.941</text:p>
          </table:table-cell>
          <table:table-cell table:formula="of:=SUM([.B8]*[.C8])" office:value-type="float" office:value="11.99091" calcext:value-type="float">
            <text:p>11.99091</text:p>
          </table:table-cell>
          <table:table-cell office:value-type="float" office:value="38.072" calcext:value-type="float">
            <text:p>38.072</text:p>
          </table:table-cell>
          <table:table-cell office:value-type="float" office:value="6.599" calcext:value-type="float">
            <text:p>6.599</text:p>
          </table:table-cell>
          <table:table-cell table:formula="of:=SUM([.F8]/[.D8])" office:value-type="percentage" office:value="0.550333544326494" calcext:value-type="percentage">
            <text:p>55.03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5" calcext:value-type="float">
            <text:p>1.45</text:p>
          </table:table-cell>
          <table:table-cell office:value-type="float" office:value="7.941" calcext:value-type="float">
            <text:p>7.941</text:p>
          </table:table-cell>
          <table:table-cell table:formula="of:=SUM([.B9]*[.C9])" office:value-type="float" office:value="11.51445" calcext:value-type="float">
            <text:p>11.51445</text:p>
          </table:table-cell>
          <table:table-cell office:value-type="float" office:value="37.636" calcext:value-type="float">
            <text:p>37.636</text:p>
          </table:table-cell>
          <table:table-cell office:value-type="float" office:value="5.802" calcext:value-type="float">
            <text:p>5.802</text:p>
          </table:table-cell>
          <table:table-cell table:formula="of:=SUM([.F9]/[.D9])" office:value-type="percentage" office:value="0.503888592160285" calcext:value-type="percentage">
            <text:p>50.39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6" calcext:value-type="float">
            <text:p>1.56</text:p>
          </table:table-cell>
          <table:table-cell office:value-type="float" office:value="7.943" calcext:value-type="float">
            <text:p>7.943</text:p>
          </table:table-cell>
          <table:table-cell table:formula="of:=SUM([.B10]*[.C10])" office:value-type="float" office:value="12.39108" calcext:value-type="float">
            <text:p>12.39108</text:p>
          </table:table-cell>
          <table:table-cell office:value-type="float" office:value="37.842" calcext:value-type="float">
            <text:p>37.842</text:p>
          </table:table-cell>
          <table:table-cell office:value-type="float" office:value="6.084" calcext:value-type="float">
            <text:p>6.084</text:p>
          </table:table-cell>
          <table:table-cell table:formula="of:=SUM([.F10]/[.D10])" office:value-type="percentage" office:value="0.490998363338789" calcext:value-type="percentage">
            <text:p>49.1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7" calcext:value-type="float">
            <text:p>1.57</text:p>
          </table:table-cell>
          <table:table-cell office:value-type="float" office:value="7.948" calcext:value-type="float">
            <text:p>7.948</text:p>
          </table:table-cell>
          <table:table-cell table:formula="of:=SUM([.B11]*[.C11])" office:value-type="float" office:value="12.47836" calcext:value-type="float">
            <text:p>12.47836</text:p>
          </table:table-cell>
          <table:table-cell office:value-type="float" office:value="37.283" calcext:value-type="float">
            <text:p>37.283</text:p>
          </table:table-cell>
          <table:table-cell office:value-type="float" office:value="5.349" calcext:value-type="float">
            <text:p>5.349</text:p>
          </table:table-cell>
          <table:table-cell table:formula="of:=SUM([.F11]/[.D11])" office:value-type="percentage" office:value="0.428662099827221" calcext:value-type="percentage">
            <text:p>42.87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8">00/00/0000</text:date>, <text:time style:data-style-name="N2" text:time-value="17:20:54.6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8T11:54:39.487000000</meta:creation-date>
    <dc:date>2022-12-28T17:20:06.501000000</dc:date>
    <meta:editing-duration>PT11M49S</meta:editing-duration>
    <meta:editing-cycles>6</meta:editing-cycles>
    <meta:generator>LibreOffice/6.2.1.2$Windows_X86_64 LibreOffice_project/7bcb35dc3024a62dea0caee87020152d1ee96e71</meta:generator>
    <meta:document-statistic meta:table-count="1" meta:cell-count="77" meta:object-count="0"/>
  </office:meta>
</office:document-meta>
</file>